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471cm" fo:min-width="1.107cm"/>
    </style:style>
    <style:style style:name="gr2" style:family="graphic" style:parent-style-name="standard">
      <style:graphic-properties draw:stroke="none" svg:stroke-color="#000000" draw:fill="none" draw:fill-color="#ffffff" fo:min-height="0.704cm"/>
    </style:style>
    <style:style style:name="gr3" style:family="graphic" style:parent-style-name="standard">
      <style:graphic-properties svg:stroke-color="#000000" draw:marker-start="Arrow" draw:marker-start-width="0.3cm" draw:marker-end="Arrow" draw:marker-end-width="0.3cm" draw:fill="solid" draw:fill-color="#000000"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fo:min-height="1.411cm"/>
    </style:style>
    <style:style style:name="gr6" style:family="graphic" style:parent-style-name="standard">
      <style:graphic-properties draw:stroke="none" svg:stroke-color="#000000" draw:fill="none" draw:fill-color="#ffffff" fo:min-height="0.941cm"/>
    </style:style>
    <style:style style:name="gr7" style:family="graphic" style:parent-style-name="standard">
      <style:graphic-properties svg:stroke-color="#000000" draw:fill-color="#ffffff" draw:textarea-horizontal-align="justify" draw:textarea-vertical-align="middle" draw:auto-grow-height="false" fo:min-height="1.502cm" fo:min-width="2.897cm" fo:wrap-option="no-wrap"/>
    </style:style>
    <style:style style:name="gr8" style:family="graphic" style:parent-style-name="standard">
      <style:graphic-properties svg:stroke-color="#000000" draw:fill-color="#ffffff" draw:textarea-horizontal-align="justify" draw:textarea-vertical-align="middle" draw:auto-grow-height="false" fo:min-height="1.567cm" fo:min-width="2.963cm" fo:wrap-option="no-wrap"/>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07cm" svg:height="0.721cm" svg:x="5.639cm" svg:y="0.7cm">
          <draw:text-box>
            <text:p><text:span text:style-name="T1">HTTP</text:span></text:p>
          </draw:text-box>
        </draw:frame>
        <draw:frame draw:style-name="gr2" draw:text-style-name="P2" draw:layer="layout" svg:width="6.4cm" svg:height="0.954cm" svg:x="0cm" svg:y="0cm">
          <draw:text-box>
            <text:p text:style-name="P2">Frontend</text:p>
          </draw:text-box>
        </draw:frame>
        <draw:frame draw:style-name="gr2" draw:text-style-name="P2" draw:layer="layout" svg:width="6.4cm" svg:height="0.954cm" svg:x="6.4cm" svg:y="0cm">
          <draw:text-box>
            <text:p text:style-name="P2">Backend</text:p>
          </draw:text-box>
        </draw:frame>
        <draw:line draw:style-name="gr3" draw:text-style-name="P2" draw:layer="layout" svg:x1="5.1cm" svg:y1="5.2cm" svg:x2="7.7cm" svg:y2="5.2cm">
          <text:p/>
        </draw:line>
        <draw:line draw:style-name="gr4" draw:text-style-name="P2" draw:layer="layout" svg:x1="7.6cm" svg:y1="2.7cm" svg:x2="5.1cm" svg:y2="2.7cm">
          <text:p/>
        </draw:line>
        <draw:frame draw:style-name="gr5" draw:text-style-name="P1" draw:layer="layout" svg:width="2.3cm" svg:height="1.661cm" svg:x="5.3cm" svg:y="1.6cm">
          <draw:text-box>
            <text:p text:style-name="P2"><text:span text:style-name="T1">Statische Dateien</text:span></text:p>
          </draw:text-box>
        </draw:frame>
        <draw:frame draw:style-name="gr6" draw:text-style-name="P3" draw:layer="layout" svg:width="2.4cm" svg:height="1.191cm" svg:x="5.2cm" svg:y="3.939cm">
          <draw:text-box>
            <text:p text:style-name="P2"><text:span text:style-name="T1">Rohdaten</text:span></text:p>
            <text:p text:style-name="P2"><text:span text:style-name="T1">JSON</text:span></text:p>
          </draw:text-box>
        </draw:frame>
        <draw:custom-shape draw:style-name="gr7" draw:text-style-name="P3" draw:layer="layout" svg:width="5.2cm" svg:height="2.7cm" svg:x="7.5cm" svg:y="1.9cm">
          <text:p text:style-name="P2"><text:span text:style-name="T1">Web API (REST)</text:span></text:p>
          <text:p text:style-name="P2"><text:span text:style-name="T1">Business Layer</text:span></text:p>
          <text:p text:style-name="P2"><text:span text:style-name="T1">Datenbank</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draw:layer="layout" svg:width="5.3cm" svg:height="2.8cm" svg:x="0.1cm" svg:y="2.5cm">
          <text:p text:style-name="P2"><text:span text:style-name="T1">Framework</text:span></text:p>
          <text:p text:style-name="P2"><text:span text:style-name="T1">HTML + JS + CSS</text:span></text:p>
          <text:p text:style-name="P2"><text:span text:style-name="T1">Brows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5.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0T12:30:51.949388000</meta:creation-date>
    <dc:date>2015-05-20T15:52:07.034051000</dc:date>
    <meta:editing-duration>PT12M23S</meta:editing-duration>
    <meta:editing-cycles>2</meta:editing-cycles>
    <meta:generator>LibreOffice/4.3.7.2$MacOSX_X86_64 LibreOffice_project/8a35821d8636a03b8bf4e15b48f59794652c68ba</meta:generator>
    <meta:document-statistic meta:object-count="9"/>
  </office:meta>
</office:document-meta>
</file>